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udent propun</text:span><text:span text:style-name="T2">ător</text:span><text:span text:style-name="T3">:<text:s text:c="2"/>Muresan Vlad<text:s text:c="2"/></text:span></text:p>
      <text:p text:style-name="P1"><text:span text:style-name="T4">Grupa:</text:span><text:span text:style-name="T5"><text:s/>224<text:s text:c="3"/></text:span><text:span text:style-name="T6"><text:s/></text:span></text:p>
      <text:p text:style-name="P1"><text:span text:style-name="T6">Email</text:span><text:span text:style-name="T7">: mvir2564@scs.ubbcluj.ro / vlad9913@yahoo.com</text:span><text:span text:style-name="T8"/></text:p>
      <text:p text:style-name="P1"><text:span text:style-name="T8">GRILA:</text:span></text:p>
      <text:p text:style-name="P1"><text:span text:style-name="T9">In C#, un delegat este:<text:s/></text:span><text:span text:style-name="T10"/></text:p>
      <text:p text:style-name="P1"><text:span text:style-name="T10">Variante de răspuns:</text:span></text:p>
      <text:p text:style-name="P1"><text:span text:style-name="T10">a) un tip referinta folosit pentru a incapsula o metoda cu</text:span><text:span text:style-name="T11"><text:s/></text:span><text:span text:style-name="T12">un anumit ante</text:span><text:span text:style-name="T13">t.</text:span><text:span text:style-name="T14"/></text:p>
      <text:p text:style-name="P1"><text:span text:style-name="T14">b)<text:s/></text:span><text:span text:style-name="T15">un tip argument ce deriva dintr-o clasa de baza specificata.</text:span><text:span text:style-name="T16"/></text:p>
      <text:p text:style-name="P1"><text:span text:style-name="T16">c)<text:s/></text:span><text:span text:style-name="T17">un tip parametru care controleaza</text:span><text:span text:style-name="T18"><text:s/>siguran</text:span><text:span text:style-name="T19">t</text:span><text:span text:style-name="T20">a tipului de utilizare a tipurilor generice (parametrizate).</text:span><text:span text:style-name="T21"/></text:p>
      <text:p text:style-name="P1"><text:span text:style-name="T21">d)<text:s/></text:span><text:span text:style-name="T22">Nicio varianta de raspuns.</text:span><text:span text:style-name="T23"/></text:p>
      <text:p text:style-name="P1"><text:span text:style-name="T24">Raspuns Corect:</text:span></text:p>
      <text:p text:style-name="P1"><text:span text:style-name="T24">a)</text:span></text:p>
      <text:p text:style-name="P1"><text:span text:style-name="T24">Explicatii:</text:span></text:p>
      <text:p text:style-name="P1"><text:span text:style-name="T24">Un delegat este un obiect care se refer</text:span><text:span text:style-name="T25">ă la o metodă sau puteți spune că este o variabilă de tip de referință care poate reține o referință la metode</text:span><text:span text:style-name="T26">.</text:span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